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159569518395" calcext:value-type="float">
            <text:p>2.4416</text:p>
          </table:table-cell>
          <table:table-cell office:value-type="float" office:value="1.99105336472851" calcext:value-type="float">
            <text:p>1.99105</text:p>
          </table:table-cell>
          <table:table-cell office:value-type="float" office:value="2.67142809868268" calcext:value-type="float">
            <text:p>2.6714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619893510956" calcext:value-type="float">
            <text:p>2.4262</text:p>
          </table:table-cell>
          <table:table-cell office:value-type="float" office:value="1.99708562256493" calcext:value-type="float">
            <text:p>1.99709</text:p>
          </table:table-cell>
          <table:table-cell office:value-type="float" office:value="2.67442913811756" calcext:value-type="float">
            <text:p>2.6744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66856215608" calcext:value-type="float">
            <text:p>2.21767</text:p>
          </table:table-cell>
          <table:table-cell office:value-type="float" office:value="2.38254501610671" calcext:value-type="float">
            <text:p>2.38255</text:p>
          </table:table-cell>
          <table:table-cell office:value-type="float" office:value="3.27811180419213" calcext:value-type="float">
            <text:p>3.2781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63366168694" calcext:value-type="float">
            <text:p>2.21663</text:p>
          </table:table-cell>
          <table:table-cell office:value-type="float" office:value="2.36600758478463" calcext:value-type="float">
            <text:p>2.36601</text:p>
          </table:table-cell>
          <table:table-cell office:value-type="float" office:value="3.30412521255348" calcext:value-type="float">
            <text:p>3.3041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922582760307" calcext:value-type="float">
            <text:p>2.35923</text:p>
          </table:table-cell>
          <table:table-cell office:value-type="float" office:value="2.20504676066847" calcext:value-type="float">
            <text:p>2.20505</text:p>
          </table:table-cell>
          <table:table-cell office:value-type="float" office:value="3.30979489744872" calcext:value-type="float">
            <text:p>3.3097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274992045141" calcext:value-type="float">
            <text:p>2.35275</text:p>
          </table:table-cell>
          <table:table-cell office:value-type="float" office:value="2.13983914921901" calcext:value-type="float">
            <text:p>2.13984</text:p>
          </table:table-cell>
          <table:table-cell office:value-type="float" office:value="2.81181069557286" calcext:value-type="float">
            <text:p>2.8118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01293625586" calcext:value-type="float">
            <text:p>2.25201</text:p>
          </table:table-cell>
          <table:table-cell office:value-type="float" office:value="2.34878277352082" calcext:value-type="float">
            <text:p>2.34878</text:p>
          </table:table-cell>
          <table:table-cell office:value-type="float" office:value="3.10865623794117" calcext:value-type="float">
            <text:p>3.1086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786961277249" calcext:value-type="float">
            <text:p>2.34787</text:p>
          </table:table-cell>
          <table:table-cell office:value-type="float" office:value="2.20865678602013" calcext:value-type="float">
            <text:p>2.20866</text:p>
          </table:table-cell>
          <table:table-cell office:value-type="float" office:value="3.30854308510187" calcext:value-type="float">
            <text:p>3.308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264683962297" calcext:value-type="float">
            <text:p>2.34265</text:p>
          </table:table-cell>
          <table:table-cell office:value-type="float" office:value="2.1547938029882" calcext:value-type="float">
            <text:p>2.15479</text:p>
          </table:table-cell>
          <table:table-cell office:value-type="float" office:value="2.8316259731444" calcext:value-type="float">
            <text:p>2.8316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87121131809" calcext:value-type="float">
            <text:p>2.22587</text:p>
          </table:table-cell>
          <table:table-cell office:value-type="float" office:value="2.3374047767464" calcext:value-type="float">
            <text:p>2.3374</text:p>
          </table:table-cell>
          <table:table-cell office:value-type="float" office:value="3.11997998498874" calcext:value-type="float">
            <text:p>3.119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3062683750034" calcext:value-type="float">
            <text:p>2.33063</text:p>
          </table:table-cell>
          <table:table-cell office:value-type="float" office:value="2.10851907892227" calcext:value-type="float">
            <text:p>2.10852</text:p>
          </table:table-cell>
          <table:table-cell office:value-type="float" office:value="2.78645763135699" calcext:value-type="float">
            <text:p>2.7864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614040515779" calcext:value-type="float">
            <text:p>2.32614</text:p>
          </table:table-cell>
          <table:table-cell office:value-type="float" office:value="2.10256075318265" calcext:value-type="float">
            <text:p>2.10256</text:p>
          </table:table-cell>
          <table:table-cell office:value-type="float" office:value="2.79585659126646" calcext:value-type="float">
            <text:p>2.795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442567816444" calcext:value-type="float">
            <text:p>2.31443</text:p>
          </table:table-cell>
          <table:table-cell office:value-type="float" office:value="2.20903889635007" calcext:value-type="float">
            <text:p>2.20904</text:p>
          </table:table-cell>
          <table:table-cell office:value-type="float" office:value="3.02496608469476" calcext:value-type="float">
            <text:p>3.02497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50083233707" calcext:value-type="float">
            <text:p>2.3085</text:p>
          </table:table-cell>
          <table:table-cell office:value-type="float" office:value="2.14471812177275" calcext:value-type="float">
            <text:p>2.14472</text:p>
          </table:table-cell>
          <table:table-cell office:value-type="float" office:value="2.89125172755869" calcext:value-type="float">
            <text:p>2.891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0693490813203" calcext:value-type="float">
            <text:p>2.30693</text:p>
          </table:table-cell>
          <table:table-cell office:value-type="float" office:value="2.14982638211761" calcext:value-type="float">
            <text:p>2.14983</text:p>
          </table:table-cell>
          <table:table-cell office:value-type="float" office:value="2.90727533258154" calcext:value-type="float">
            <text:p>2.9072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34109106982" calcext:value-type="float">
            <text:p>2.30341</text:p>
          </table:table-cell>
          <table:table-cell office:value-type="float" office:value="2.20146340150395" calcext:value-type="float">
            <text:p>2.20146</text:p>
          </table:table-cell>
          <table:table-cell office:value-type="float" office:value="3.03179912619214" calcext:value-type="float">
            <text:p>3.0318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19456841612" calcext:value-type="float">
            <text:p>2.30019</text:p>
          </table:table-cell>
          <table:table-cell office:value-type="float" office:value="2.22622935394866" calcext:value-type="float">
            <text:p>2.22623</text:p>
          </table:table-cell>
          <table:table-cell office:value-type="float" office:value="3.13477182855036" calcext:value-type="float">
            <text:p>3.134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638205843277" calcext:value-type="float">
            <text:p>2.29638</text:p>
          </table:table-cell>
          <table:table-cell office:value-type="float" office:value="2.20794398672253" calcext:value-type="float">
            <text:p>2.20794</text:p>
          </table:table-cell>
          <table:table-cell office:value-type="float" office:value="2.99843845373471" calcext:value-type="float">
            <text:p>2.9984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58546826921" calcext:value-type="float">
            <text:p>2.28759</text:p>
          </table:table-cell>
          <table:table-cell office:value-type="float" office:value="2.13778354838527" calcext:value-type="float">
            <text:p>2.13778</text:p>
          </table:table-cell>
          <table:table-cell office:value-type="float" office:value="2.79537425836833" calcext:value-type="float">
            <text:p>2.79537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13972425752" calcext:value-type="float">
            <text:p>2.28714</text:p>
          </table:table-cell>
          <table:table-cell office:value-type="float" office:value="2.15336067524608" calcext:value-type="float">
            <text:p>2.15336</text:p>
          </table:table-cell>
          <table:table-cell office:value-type="float" office:value="2.79531475783282" calcext:value-type="float">
            <text:p>2.7953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33676639499" calcext:value-type="float">
            <text:p>2.28334</text:p>
          </table:table-cell>
          <table:table-cell office:value-type="float" office:value="2.21780693761011" calcext:value-type="float">
            <text:p>2.21781</text:p>
          </table:table-cell>
          <table:table-cell office:value-type="float" office:value="3.13344810778966" calcext:value-type="float">
            <text:p>3.133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24261965875" calcext:value-type="float">
            <text:p>2.28024</text:p>
          </table:table-cell>
          <table:table-cell office:value-type="float" office:value="2.25619849670846" calcext:value-type="float">
            <text:p>2.2562</text:p>
          </table:table-cell>
          <table:table-cell office:value-type="float" office:value="3.14377310621327" calcext:value-type="float">
            <text:p>3.1437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52951563541" calcext:value-type="float">
            <text:p>2.27953</text:p>
          </table:table-cell>
          <table:table-cell office:value-type="float" office:value="2.21257502889944" calcext:value-type="float">
            <text:p>2.21258</text:p>
          </table:table-cell>
          <table:table-cell office:value-type="float" office:value="3.01838963949624" calcext:value-type="float">
            <text:p>3.0183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33694598157" calcext:value-type="float">
            <text:p>2.27734</text:p>
          </table:table-cell>
          <table:table-cell office:value-type="float" office:value="2.27218037193856" calcext:value-type="float">
            <text:p>2.27218</text:p>
          </table:table-cell>
          <table:table-cell office:value-type="float" office:value="3.09046745006774" calcext:value-type="float">
            <text:p>3.0904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75325088564" calcext:value-type="float">
            <text:p>2.27175</text:p>
          </table:table-cell>
          <table:table-cell office:value-type="float" office:value="2.27754772561747" calcext:value-type="float">
            <text:p>2.27755</text:p>
          </table:table-cell>
          <table:table-cell office:value-type="float" office:value="3.14091258140472" calcext:value-type="float">
            <text:p>3.1409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17426639317" calcext:value-type="float">
            <text:p>2.27117</text:p>
          </table:table-cell>
          <table:table-cell office:value-type="float" office:value="2.29897529327994" calcext:value-type="float">
            <text:p>2.29898</text:p>
          </table:table-cell>
          <table:table-cell office:value-type="float" office:value="3.12487299814413" calcext:value-type="float">
            <text:p>3.1248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208811862285" calcext:value-type="float">
            <text:p>2.28209</text:p>
          </table:table-cell>
          <table:table-cell office:value-type="float" office:value="2.2655082129498" calcext:value-type="float">
            <text:p>2.26551</text:p>
          </table:table-cell>
          <table:table-cell office:value-type="float" office:value="2.99340209159755" calcext:value-type="float">
            <text:p>2.993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21255031272" calcext:value-type="float">
            <text:p>2.26421</text:p>
          </table:table-cell>
          <table:table-cell office:value-type="float" office:value="2.28903590304356" calcext:value-type="float">
            <text:p>2.28904</text:p>
          </table:table-cell>
          <table:table-cell office:value-type="float" office:value="3.17422575982979" calcext:value-type="float">
            <text:p>3.174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12138555153" calcext:value-type="float">
            <text:p>2.26712</text:p>
          </table:table-cell>
          <table:table-cell office:value-type="float" office:value="2.26058337078144" calcext:value-type="float">
            <text:p>2.26058</text:p>
          </table:table-cell>
          <table:table-cell office:value-type="float" office:value="3.05091359238941" calcext:value-type="float">
            <text:p>3.050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88889925189" calcext:value-type="float">
            <text:p>2.25989</text:p>
          </table:table-cell>
          <table:table-cell office:value-type="float" office:value="2.25804376764653" calcext:value-type="float">
            <text:p>2.25804</text:p>
          </table:table-cell>
          <table:table-cell office:value-type="float" office:value="3.04588768960752" calcext:value-type="float">
            <text:p>3.0458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24631016511" calcext:value-type="float">
            <text:p>2.25225</text:p>
          </table:table-cell>
          <table:table-cell office:value-type="float" office:value="2.28938661218977" calcext:value-type="float">
            <text:p>2.28939</text:p>
          </table:table-cell>
          <table:table-cell office:value-type="float" office:value="3.14971115660271" calcext:value-type="float">
            <text:p>3.149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42977128463" calcext:value-type="float">
            <text:p>2.24643</text:p>
          </table:table-cell>
          <table:table-cell office:value-type="float" office:value="2.34076824290818" calcext:value-type="float">
            <text:p>2.34077</text:p>
          </table:table-cell>
          <table:table-cell office:value-type="float" office:value="3.2513328332083" calcext:value-type="float">
            <text:p>3.251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8018138492324" calcext:value-type="float">
            <text:p>2.28018</text:p>
          </table:table-cell>
          <table:table-cell office:value-type="float" office:value="2.24524081655742" calcext:value-type="float">
            <text:p>2.24524</text:p>
          </table:table-cell>
          <table:table-cell office:value-type="float" office:value="3.01689077448506" calcext:value-type="float">
            <text:p>3.0168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87201743939" calcext:value-type="float">
            <text:p>2.24287</text:p>
          </table:table-cell>
          <table:table-cell office:value-type="float" office:value="2.36185552037727" calcext:value-type="float">
            <text:p>2.36186</text:p>
          </table:table-cell>
          <table:table-cell office:value-type="float" office:value="3.27172165922837" calcext:value-type="float">
            <text:p>3.271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65230614283" calcext:value-type="float">
            <text:p>2.23065</text:p>
          </table:table-cell>
          <table:table-cell office:value-type="float" office:value="2.42859320053527" calcext:value-type="float">
            <text:p>2.42859</text:p>
          </table:table-cell>
          <table:table-cell office:value-type="float" office:value="3.49606443563651" calcext:value-type="float">
            <text:p>3.4960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16417431069" calcext:value-type="float">
            <text:p>2.22816</text:p>
          </table:table-cell>
          <table:table-cell office:value-type="float" office:value="2.36902095616481" calcext:value-type="float">
            <text:p>2.36902</text:p>
          </table:table-cell>
          <table:table-cell office:value-type="float" office:value="3.22044798736772" calcext:value-type="float">
            <text:p>3.2204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6668645552" calcext:value-type="float">
            <text:p>2.22667</text:p>
          </table:table-cell>
          <table:table-cell office:value-type="float" office:value="2.28596207042287" calcext:value-type="float">
            <text:p>2.28596</text:p>
          </table:table-cell>
          <table:table-cell office:value-type="float" office:value="3.13744664430526" calcext:value-type="float">
            <text:p>3.137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65995824552" calcext:value-type="float">
            <text:p>2.2266</text:p>
          </table:table-cell>
          <table:table-cell office:value-type="float" office:value="2.29310169067479" calcext:value-type="float">
            <text:p>2.2931</text:p>
          </table:table-cell>
          <table:table-cell office:value-type="float" office:value="3.17003311805888" calcext:value-type="float">
            <text:p>3.1700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24740470965" calcext:value-type="float">
            <text:p>2.22425</text:p>
          </table:table-cell>
          <table:table-cell office:value-type="float" office:value="2.35162981545388" calcext:value-type="float">
            <text:p>2.35163</text:p>
          </table:table-cell>
          <table:table-cell office:value-type="float" office:value="3.24132486087942" calcext:value-type="float">
            <text:p>3.2413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70075437934" calcext:value-type="float">
            <text:p>2.2227</text:p>
          </table:table-cell>
          <table:table-cell office:value-type="float" office:value="2.35921347790504" calcext:value-type="float">
            <text:p>2.35921</text:p>
          </table:table-cell>
          <table:table-cell office:value-type="float" office:value="3.17109900221776" calcext:value-type="float">
            <text:p>3.171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68022938362" calcext:value-type="float">
            <text:p>2.22068</text:p>
          </table:table-cell>
          <table:table-cell office:value-type="float" office:value="2.41667359796757" calcext:value-type="float">
            <text:p>2.41667</text:p>
          </table:table-cell>
          <table:table-cell office:value-type="float" office:value="3.48029875321457" calcext:value-type="float">
            <text:p>3.480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00867752176" calcext:value-type="float">
            <text:p>2.21301</text:p>
          </table:table-cell>
          <table:table-cell office:value-type="float" office:value="2.31859439243818" calcext:value-type="float">
            <text:p>2.31859</text:p>
          </table:table-cell>
          <table:table-cell office:value-type="float" office:value="3.04284380033582" calcext:value-type="float">
            <text:p>3.04284</text:p>
          </table:table-cell>
          <table:table-cell office:value-type="float" office:value="35107950" calcext:value-type="float">
            <text:p>3510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15018608589" calcext:value-type="float">
            <text:p>2.21215</text:p>
          </table:table-cell>
          <table:table-cell office:value-type="float" office:value="2.35074011723482" calcext:value-type="float">
            <text:p>2.35074</text:p>
          </table:table-cell>
          <table:table-cell office:value-type="float" office:value="3.1741518002909" calcext:value-type="float">
            <text:p>3.1741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50272308751" calcext:value-type="float">
            <text:p>2.2115</text:p>
          </table:table-cell>
          <table:table-cell office:value-type="float" office:value="2.40403146993013" calcext:value-type="float">
            <text:p>2.40403</text:p>
          </table:table-cell>
          <table:table-cell office:value-type="float" office:value="3.48794782527574" calcext:value-type="float">
            <text:p>3.4879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07884155342" calcext:value-type="float">
            <text:p>2.20808</text:p>
          </table:table-cell>
          <table:table-cell office:value-type="float" office:value="2.38162207405145" calcext:value-type="float">
            <text:p>2.38162</text:p>
          </table:table-cell>
          <table:table-cell office:value-type="float" office:value="3.2423834003495" calcext:value-type="float">
            <text:p>3.2423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58710075518" calcext:value-type="float">
            <text:p>2.20659</text:p>
          </table:table-cell>
          <table:table-cell office:value-type="float" office:value="2.46192492329291" calcext:value-type="float">
            <text:p>2.46192</text:p>
          </table:table-cell>
          <table:table-cell office:value-type="float" office:value="3.42064739648789" calcext:value-type="float">
            <text:p>3.4206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73328301311" calcext:value-type="float">
            <text:p>2.20573</text:p>
          </table:table-cell>
          <table:table-cell office:value-type="float" office:value="2.40955363415217" calcext:value-type="float">
            <text:p>2.40955</text:p>
          </table:table-cell>
          <table:table-cell office:value-type="float" office:value="3.50537038371999" calcext:value-type="float">
            <text:p>3.5053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47389197107" calcext:value-type="float">
            <text:p>2.20547</text:p>
          </table:table-cell>
          <table:table-cell office:value-type="float" office:value="2.39129256375019" calcext:value-type="float">
            <text:p>2.39129</text:p>
          </table:table-cell>
          <table:table-cell office:value-type="float" office:value="3.26046147842758" calcext:value-type="float">
            <text:p>3.2604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20870022565" calcext:value-type="float">
            <text:p>2.20421</text:p>
          </table:table-cell>
          <table:table-cell office:value-type="float" office:value="2.47645201698874" calcext:value-type="float">
            <text:p>2.47645</text:p>
          </table:table-cell>
          <table:table-cell office:value-type="float" office:value="3.62658183607336" calcext:value-type="float">
            <text:p>3.6265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09630724665" calcext:value-type="float">
            <text:p>2.2031</text:p>
          </table:table-cell>
          <table:table-cell office:value-type="float" office:value="2.33897114471224" calcext:value-type="float">
            <text:p>2.33897</text:p>
          </table:table-cell>
          <table:table-cell office:value-type="float" office:value="3.03713329886821" calcext:value-type="float">
            <text:p>3.03713</text:p>
          </table:table-cell>
          <table:table-cell office:value-type="float" office:value="35107950" calcext:value-type="float">
            <text:p>3510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84108597771" calcext:value-type="float">
            <text:p>2.20084</text:p>
          </table:table-cell>
          <table:table-cell office:value-type="float" office:value="2.4761030370587" calcext:value-type="float">
            <text:p>2.4761</text:p>
          </table:table-cell>
          <table:table-cell office:value-type="float" office:value="3.56117063164096" calcext:value-type="float">
            <text:p>3.5611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75525627526" calcext:value-type="float">
            <text:p>2.19776</text:p>
          </table:table-cell>
          <table:table-cell office:value-type="float" office:value="2.46523595213025" calcext:value-type="float">
            <text:p>2.46524</text:p>
          </table:table-cell>
          <table:table-cell office:value-type="float" office:value="3.40911246221256" calcext:value-type="float">
            <text:p>3.4091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03462730089" calcext:value-type="float">
            <text:p>2.19003</text:p>
          </table:table-cell>
          <table:table-cell office:value-type="float" office:value="2.48151803487595" calcext:value-type="float">
            <text:p>2.48152</text:p>
          </table:table-cell>
          <table:table-cell office:value-type="float" office:value="3.53739383998542" calcext:value-type="float">
            <text:p>3.537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03258625857" calcext:value-type="float">
            <text:p>2.23103</text:p>
          </table:table-cell>
          <table:table-cell office:value-type="float" office:value="2.18709729503515" calcext:value-type="float">
            <text:p>2.1871</text:p>
          </table:table-cell>
          <table:table-cell office:value-type="float" office:value="2.86164401689825" calcext:value-type="float">
            <text:p>2.8616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12284035448" calcext:value-type="float">
            <text:p>2.23812</text:p>
          </table:table-cell>
          <table:table-cell office:value-type="float" office:value="2.17750725301573" calcext:value-type="float">
            <text:p>2.17751</text:p>
          </table:table-cell>
          <table:table-cell office:value-type="float" office:value="2.85576050626898" calcext:value-type="float">
            <text:p>2.8557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42978006255" calcext:value-type="float">
            <text:p>2.17543</text:p>
          </table:table-cell>
          <table:table-cell office:value-type="float" office:value="2.46677632434695" calcext:value-type="float">
            <text:p>2.46678</text:p>
          </table:table-cell>
          <table:table-cell office:value-type="float" office:value="3.63895454776811" calcext:value-type="float">
            <text:p>3.638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1232992541016" calcext:value-type="float">
            <text:p>2.41233</text:p>
          </table:table-cell>
          <table:table-cell office:value-type="float" office:value="2.11687090176389" calcext:value-type="float">
            <text:p>2.11687</text:p>
          </table:table-cell>
          <table:table-cell office:value-type="float" office:value="2.86905585969138" calcext:value-type="float">
            <text:p>2.8690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68083972584" calcext:value-type="float">
            <text:p>2.39681</text:p>
          </table:table-cell>
          <table:table-cell office:value-type="float" office:value="2.10417338427549" calcext:value-type="float">
            <text:p>2.10417</text:p>
          </table:table-cell>
          <table:table-cell office:value-type="float" office:value="2.87889815666835" calcext:value-type="float">
            <text:p>2.878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249117629182" calcext:value-type="float">
            <text:p>2.41249</text:p>
          </table:table-cell>
          <table:table-cell office:value-type="float" office:value="2.08673126313662" calcext:value-type="float">
            <text:p>2.08673</text:p>
          </table:table-cell>
          <table:table-cell office:value-type="float" office:value="2.88145906039699" calcext:value-type="float">
            <text:p>2.8814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797616574012" calcext:value-type="float">
            <text:p>2.39798</text:p>
          </table:table-cell>
          <table:table-cell office:value-type="float" office:value="2.08603124659879" calcext:value-type="float">
            <text:p>2.08603</text:p>
          </table:table-cell>
          <table:table-cell office:value-type="float" office:value="2.88721659888985" calcext:value-type="float">
            <text:p>2.8872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7"/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9:23.413347570</dc:date>
    <meta:document-statistic meta:table-count="1" meta:cell-count="4571" meta:object-count="0"/>
    <meta:generator>LibreOffice/4.2.8.2$Linux_X86_64 LibreOffice_project/420m0$Build-2</meta:generator>
  </office:meta>
</office:document-meta>
</file>